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22in" fo:margin-left="0in" table:align="left"/>
    </style:style>
    <style:style style:name="Table1.A" style:family="table-column">
      <style:table-column-properties style:column-width="0.8653in"/>
    </style:style>
    <style:style style:name="Table1.A1" style:family="table-cell">
      <style:table-cell-properties fo:background-color="#333333" fo:padding="0.0382in" fo:border-left="0.25pt solid #000000" fo:border-right="none" fo:border-top="0.25pt solid #000000" fo:border-bottom="0.25pt solid #000000">
        <style:background-image/>
      </style:table-cell-properties>
    </style:style>
    <style:style style:name="Table1.B1" style:family="table-cell">
      <style:table-cell-properties fo:background-color="#b3b3b3" fo:padding="0.0382in" fo:border-left="0.25pt solid #000000" fo:border-right="none" fo:border-top="0.25pt solid #000000" fo:border-bottom="0.25pt solid #000000">
        <style:background-image/>
      </style:table-cell-properties>
    </style:style>
    <style:style style:name="Table1.H1" style:family="table-cell">
      <style:table-cell-properties fo:background-color="#b3b3b3" fo:padding="0.0382in" fo:border="0.25pt solid #000000">
        <style:background-image/>
      </style:table-cell-properties>
    </style:style>
    <style:style style:name="Table2" style:family="table">
      <style:table-properties style:width="6.9222in" fo:margin-left="0in" table:align="left"/>
    </style:style>
    <style:style style:name="Table2.A" style:family="table-column">
      <style:table-column-properties style:column-width="0.4326in"/>
    </style:style>
    <style:style style:name="Table2.A1" style:family="table-cell">
      <style:table-cell-properties fo:background-color="#b3b3b3" fo:padding="0.0382in" fo:border-left="0.25pt solid #000000" fo:border-right="none" fo:border-top="0.25pt solid #000000" fo:border-bottom="0.25pt solid #000000">
        <style:background-image/>
      </style:table-cell-properties>
    </style:style>
    <style:style style:name="Table2.I1" style:family="table-cell">
      <style:table-cell-properties fo:background-color="#333333" fo:padding="0.0382in" fo:border-left="0.25pt solid #000000" fo:border-right="none" fo:border-top="0.25pt solid #000000" fo:border-bottom="0.25pt solid #000000">
        <style:background-image/>
      </style:table-cell-properties>
    </style:style>
    <style:style style:name="Table2.P1" style:family="table-cell">
      <style:table-cell-properties fo:background-color="#b3b3b3" fo:padding="0.0382in" fo:border="0.2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75in"/>
    </style:style>
    <style:style style:name="Table3.B" style:family="table-column">
      <style:table-column-properties style:column-width="2.7118in"/>
    </style:style>
    <style:style style:name="Table3.C" style:family="table-column">
      <style:table-column-properties style:column-width="0.7153in"/>
    </style:style>
    <style:style style:name="Table3.D" style:family="table-column">
      <style:table-column-properties style:column-width="2.7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able_20_Contents">
      <style:paragraph-properties fo:text-align="center" style:justify-single-word="false"/>
      <style:text-properties fo:color="#000000" fo:font-size="12pt" fo:font-weight="bold" style:font-size-asian="10.5pt" style:font-weight-asian="bold" style:font-size-complex="12pt" style:font-weight-complex="bold"/>
    </style:style>
    <style:style style:name="P7" style:family="paragraph" style:parent-style-name="Table_20_Contents">
      <style:paragraph-properties fo:text-align="start" style:justify-single-word="false"/>
      <style:text-properties fo:font-size="12pt" style:font-size-asian="10.5pt" style:font-size-complex="12pt"/>
    </style:style>
    <style:style style:name="P8" style:family="paragraph" style:parent-style-name="Table_20_Contents">
      <style:paragraph-properties fo:text-align="start" style:justify-single-word="false"/>
      <style:text-properties fo:font-size="12pt" fo:font-weight="bold" style:font-size-asian="10.5pt" style:font-weight-asian="bold" style:font-size-complex="12pt" style:font-weight-complex="bold"/>
    </style:style>
    <style:style style:name="P9"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style>
    <style:style style:name="P12" style:family="paragraph">
      <style:paragraph-properties fo:text-align="center"/>
    </style:style>
    <style:style style:name="P13" style:family="paragraph">
      <style:text-properties fo:font-size="14pt" fo:font-weight="bold" style:font-size-asian="14pt" style:font-weight-asian="bold" style:font-size-complex="14pt" style:font-weight-complex="bold"/>
    </style:style>
    <style:style style:name="P14" style:family="paragraph">
      <style:text-properties fo:font-size="9pt" fo:font-weight="bold" style:font-size-asian="9pt" style:font-weight-asian="bold" style:font-size-complex="9pt" style:font-weight-complex="bold"/>
    </style:style>
    <style:style style:name="P15" style:family="paragraph">
      <style:text-properties fo:font-size="12pt" fo:font-weight="bold" style:font-size-asian="9pt" style:font-weight-asian="bold" style:font-size-complex="9pt"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9pt" fo:font-weight="bold" style:font-size-asian="9pt" style:font-weight-asian="bold" style:font-size-complex="9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Hovercraft protoco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able of content</text:p>
      <text:p text:style-name="P2"/>
      <text:list xml:id="list1983150254" text:style-name="L1">
        <text:list-item>
          <text:p text:style-name="P9">Change history</text:p>
        </text:list-item>
        <text:list-item>
          <text:p text:style-name="P9">Document purpose</text:p>
        </text:list-item>
        <text:list-item>
          <text:p text:style-name="P9">Hovercraft protocol</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text:p>
      <text:p text:style-name="P5">Document Purpose</text:p>
      <text:p text:style-name="P2"/>
      <text:p text:style-name="P2">In this document, there will be explanation about communication between different parts of hovercraft will be discussed as well as the communicational between PC to hovercraft.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Change history</text:p>
      <text:p text:style-name="P2"/>
      <text:p text:style-name="P2">25/03 : The first version of the document containing the prototype of communication protocol is created. This document will be presented in the test and integration meeting on 26/03 to get some feedbacks.</text:p>
      <text:p text:style-name="P2">26/03 : The protocol was explained and discussed in the test and integration meeting. There has been some changes in the binary which is sent and received. The general idea is to tag each message to it's value. </text:p>
      <text:p text:style-name="P2">28/03 : There has been changes in the value of some messages. For example: the fan forward speed, instead of getting the exact speed value, gets increase and decrease speed message. The lated version of the protocol will be discussed in test and integration meeting hold on 29/03 in order to get some feedback. </text:p>
      <text:p text:style-name="P2">29/03 : The document has been reviewed by Stephan, PC test and integration responsible. The current version of the protocol is confirmed and the implementation of coding and decoding the binary messages would be based on the current protoco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Hovercraft protocol</text:p>
      <text:p text:style-name="P5"/>
      <text:p text:style-name="P2">Fan forward speed: <text:tab/>3bits <text:s text:c="4"/>111 = 7 <text:tab/>110=6 <text:tab/><text:tab/>101=5<text:tab/><text:tab/>…</text:p>
      <text:p text:style-name="P2">With <text:s/>3 bits, we <text:s/>can cover form 0 to 7</text:p>
      <text:p text:style-name="P2"/>
      <text:p text:style-name="P2">Fan hovering speed: <text:tab/>2bits <text:s text:c="4"/>11 = 3<text:tab/><text:tab/>10 = 2<text:tab/><text:tab/>01 = 1<text:tab/><text:tab/>00=off</text:p>
      <text:p text:style-name="P2">With 2 bits, we can cover from 0 to 3</text:p>
      <text:p text:style-name="P2"/>
      <text:p text:style-name="P2">Ruder Direction:<text:tab/>2bits <text:tab/> 11= Left <text:tab/>10= Right <text:tab/>01=Straight forward <text:tab/></text:p>
      <text:p text:style-name="P2">With 2 bits, we can cover left, right, and straight<text:line-break/></text:p>
      <text:p text:style-name="P2">Hovercraft Speed: <text:tab/>4bits <text:tab/> 1111= 15<text:tab/>1110=14<text:tab/>1101=13<text:tab/>…</text:p>
      <text:p text:style-name="P2">with 4 bits, we can cover the speed of 0 to 16 (I think this would be the maximum speed...)</text:p>
      <text:p text:style-name="P2"/>
      <text:p text:style-name="P2">Hovercraft Pressure: 2bits <text:tab/>11= high<text:tab/>10= normal<text:tab/>01= low<text:tab/>00=off</text:p>
      <text:p text:style-name="P2">with 2 bits, we can cover 4 levels ( high, normal, low, off )</text:p>
      <text:p text:style-name="P2"/>
      <text:p text:style-name="P2">Battery level: 2 bits <text:tab/>11= 3 (full)<text:tab/>…<text:tab/>000= 0 (empt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2">First Scenario</text:span>:</text:p>
      <text:p text:style-name="P2"/>
      <text:p text:style-name="P2">Fan forward speed: off</text:p>
      <text:p text:style-name="P2">Fan hovering speed: off</text:p>
      <text:p text:style-name="P2">Ruder direction: left</text:p>
      <text:p text:style-name="P2"/>
      <text:list xml:id="list1301652628" text:style-name="L2">
        <text:list-item>
          <text:p text:style-name="P10">The number 58 is sent by PC part ( The number range is <text:span text:style-name="T1">0 – 255 </text:span>)</text:p>
        </text:list-item>
        <text:list-item>
          <text:p text:style-name="P10">On hovercraft, one binary is received <text:s/>( <text:span text:style-name="T1">58</text:span> or in binary <text:span text:style-name="T1">00110110 </text:span>)</text:p>
          <text:p text:style-name="P10">The binary would be considered as following picture:<text:line-break/><text:line-break/></text:p>
        </text:list-item>
      </text:list>
      <text:p text:style-name="P2"/>
      <text:p text:style-name="P2"><draw:frame text:anchor-type="paragraph" draw:z-index="3" draw:style-name="gr2" draw:text-style-name="P13" svg:width="2.2189in" svg:height="0.3933in" svg:x="4.6339in" svg:y="0.0256in"><draw:text-box><text:p><text:span text:style-name="T2">Fan forward speed</text:span></text:p></draw:text-box></draw:frame><draw:frame text:anchor-type="paragraph" draw:z-index="4" draw:style-name="gr3" draw:text-style-name="P13" svg:width="1.6961in" svg:height="0.2252in" svg:x="2.5736in" svg:y="0.0673in"><draw:text-box><text:p><text:span text:style-name="T2">Fan hovering speed</text:span></text:p></draw:text-box></draw:frame><draw:frame text:anchor-type="paragraph" draw:z-index="5" draw:style-name="gr3" draw:text-style-name="P13" svg:width="1.6087in" svg:height="0.2252in" svg:x="0.9654in" svg:y="0.0673in"><draw:text-box><text:p><text:span text:style-name="T2">Ruder Direction</text:span></text:p></draw:text-box></draw:frame></text:p>
      <text:p text:style-name="P2"/>
      <text:p text:style-name="P2"><draw:line text:anchor-type="paragraph" draw:z-index="1" draw:style-name="gr1" draw:text-style-name="P12" svg:x1="4.2488in" svg:y1="0.0457in" svg:x2="2.6236in" svg:y2="0.0382in"><text:p/></draw:line><draw:line text:anchor-type="paragraph" draw:z-index="0" draw:style-name="gr1" draw:text-style-name="P12" svg:x1="6.8528in" svg:y1="0.0354in" svg:x2="4.3528in" svg:y2="0.0354in"><text:p/></draw:line><draw:line text:anchor-type="paragraph" draw:z-index="2" draw:style-name="gr1" draw:text-style-name="P12" svg:x1="2.561in" svg:y1="0.0354in" svg:x2="0.8839in" svg:y2="0.0382in"><text:p/></draw:line></text:p>
      <table:table table:name="Table1" table:style-name="Table1">
        <table:table-column table:style-name="Table1.A" table:number-columns-repeated="8"/>
        <table:table-row>
          <table:table-cell table:style-name="Table1.A1" office:value-type="string">
            <text:p text:style-name="P6">0</text:p>
          </table:table-cell>
          <table:table-cell table:style-name="Table1.B1" office:value-type="string">
            <text:p text:style-name="P6">0</text:p>
          </table:table-cell>
          <table:table-cell table:style-name="Table1.B1" office:value-type="string">
            <text:p text:style-name="P6">1</text:p>
          </table:table-cell>
          <table:table-cell table:style-name="Table1.B1" office:value-type="string">
            <text:p text:style-name="P6">1</text:p>
          </table:table-cell>
          <table:table-cell table:style-name="Table1.B1" office:value-type="string">
            <text:p text:style-name="P6">0</text:p>
          </table:table-cell>
          <table:table-cell table:style-name="Table1.B1" office:value-type="string">
            <text:p text:style-name="P6">1</text:p>
          </table:table-cell>
          <table:table-cell table:style-name="Table1.B1" office:value-type="string">
            <text:p text:style-name="P6">1</text:p>
          </table:table-cell>
          <table:table-cell table:style-name="Table1.H1" office:value-type="string">
            <text:p text:style-name="P6">0</text:p>
          </table:table-cell>
        </table:table-row>
      </table:table>
      <text:p text:style-name="P2"/>
      <text:p text:style-name="P2"/>
      <text:p text:style-name="P2"/>
      <text:list xml:id="list472263641" text:continue-numbering="true" text:style-name="L2">
        <text:list-item>
          <text:p text:style-name="P10">The following information will be discovered by parsing the binary:</text:p>
          <text:list>
            <text:list-item>
              <text:p text:style-name="P10">The fan forward speed is : 6</text:p>
            </text:list-item>
            <text:list-item>
              <text:p text:style-name="P10">Fan hovering speed is: 2 (normal)</text:p>
            </text:list-item>
            <text:list-item>
              <text:p text:style-name="P10">Ruder direction: 1 (straight forward)</text:p>
            </text:list-item>
          </text:list>
        </text:list-item>
      </text:list>
      <text:p text:style-name="P2"/>
      <text:p text:style-name="P2"/>
      <text:list xml:id="list119656414" text:continue-numbering="true" text:style-name="L2">
        <text:list-item>
          <text:p text:style-name="P10">The following binaries will be sent back to the PC as a result:</text:p>
        </text:list-item>
      </text:list>
      <text:p text:style-name="P2"/>
      <text:p text:style-name="P2"/>
      <text:p text:style-name="P2"><draw:frame text:anchor-type="paragraph" draw:z-index="13" draw:style-name="gr3" draw:text-style-name="P14" svg:width="0.6878in" svg:height="0.4323in" svg:x="4.8236in" svg:y="0.1756in"><draw:text-box><text:p><text:span text:style-name="T4">Fan hovering speed</text:span></text:p></draw:text-box></draw:frame></text:p>
      <text:p text:style-name="P2"><draw:frame text:anchor-type="paragraph" draw:z-index="12" draw:style-name="gr4" draw:text-style-name="P14" svg:width="0.948in" svg:height="0.2886in" svg:x="5.7173in" svg:y="0.0673in"><draw:text-box><text:p><text:span text:style-name="T4">Fan forward speed</text:span></text:p></draw:text-box></draw:frame><draw:frame text:anchor-type="paragraph" draw:z-index="14" draw:style-name="gr3" draw:text-style-name="P14" svg:width="0.6878in" svg:height="0.2886in" svg:x="3.8799in" svg:y="0.0945in"><draw:text-box><text:p><text:span text:style-name="T4">Ruder Direction</text:span></text:p></draw:text-box></draw:frame><draw:frame text:anchor-type="paragraph" draw:z-index="16" draw:style-name="gr3" draw:text-style-name="P14" svg:width="0.7713in" svg:height="0.2886in" svg:x="0.9154in" svg:y="0.1047in"><draw:text-box><text:p><text:span text:style-name="T4">Hovercraft Pressure</text:span></text:p></draw:text-box></draw:frame><draw:frame text:anchor-type="paragraph" draw:z-index="17" draw:style-name="gr3" draw:text-style-name="P14" svg:width="0.6315in" svg:height="0.2886in" svg:x="0.128in" svg:y="0.102in"><draw:text-box><text:p><text:span text:style-name="T4">Battery level</text:span></text:p></draw:text-box></draw:frame></text:p>
      <text:p text:style-name="P2"><draw:frame text:anchor-type="paragraph" draw:z-index="15" draw:style-name="gr5" draw:text-style-name="P15" svg:width="1.3358in" svg:height="0.2504in" svg:x="1.8819in" svg:y="0.011in"><draw:text-box><text:p><text:span text:style-name="T4">Hovercraft Speed</text:span></text:p></draw:text-box></draw:frame></text:p>
      <text:p text:style-name="P2"><draw:line text:anchor-type="paragraph" draw:z-index="6" draw:style-name="gr1" draw:text-style-name="P12" svg:x1="6.8528in" svg:y1="0.111in" svg:x2="5.6654in" svg:y2="0.1008in"><text:p/></draw:line><draw:line text:anchor-type="paragraph" draw:z-index="7" draw:style-name="gr1" draw:text-style-name="P12" svg:x1="5.5819in" svg:y1="0.111in" svg:x2="4.7902in" svg:y2="0.111in"><text:p/></draw:line><draw:line text:anchor-type="paragraph" draw:z-index="8" draw:style-name="gr1" draw:text-style-name="P12" svg:x1="4.6965in" svg:y1="0.1008in" svg:x2="3.8945in" svg:y2="0.1008in"><text:p/></draw:line><draw:line text:anchor-type="paragraph" draw:z-index="9" draw:style-name="gr1" draw:text-style-name="P12" svg:x1="3.4236in" svg:y1="0.0902in" svg:x2="1.7484in" svg:y2="0.0693in"><text:p/></draw:line><draw:line text:anchor-type="paragraph" draw:z-index="10" draw:style-name="gr1" draw:text-style-name="P12" svg:x1="1.7008in" svg:y1="0.0902in" svg:x2="0.8945in" svg:y2="0.0902in"><text:p/></draw:line><draw:line text:anchor-type="paragraph" draw:z-index="11" draw:style-name="gr1" draw:text-style-name="P12" svg:x1="0.8217in" svg:y1="0.0736in" svg:x2="0.1134in" svg:y2="0.0736in"><text:p/></draw:line></text:p>
      <table:table table:name="Table2" table:style-name="Table2">
        <table:table-column table:style-name="Table2.A" table:number-columns-repeated="16"/>
        <table:table-row>
          <table:table-cell table:style-name="Table2.A1" office:value-type="string">
            <text:p text:style-name="P6">1</text:p>
          </table:table-cell>
          <table:table-cell table:style-name="Table2.A1" office:value-type="string">
            <text:p text:style-name="P6">0</text:p>
          </table:table-cell>
          <table:table-cell table:style-name="Table2.A1" office:value-type="string">
            <text:p text:style-name="P6">1</text:p>
          </table:table-cell>
          <table:table-cell table:style-name="Table2.A1" office:value-type="string">
            <text:p text:style-name="P6">0</text:p>
          </table:table-cell>
          <table:table-cell table:style-name="Table2.A1" office:value-type="string">
            <text:p text:style-name="P6">1</text:p>
          </table:table-cell>
          <table:table-cell table:style-name="Table2.A1" office:value-type="string">
            <text:p text:style-name="P6">1</text:p>
          </table:table-cell>
          <table:table-cell table:style-name="Table2.A1" office:value-type="string">
            <text:p text:style-name="P6">1</text:p>
          </table:table-cell>
          <table:table-cell table:style-name="Table2.A1" office:value-type="string">
            <text:p text:style-name="P6">0</text:p>
          </table:table-cell>
          <table:table-cell table:style-name="Table2.I1" office:value-type="string">
            <text:p text:style-name="P6">0</text:p>
          </table:table-cell>
          <table:table-cell table:style-name="Table2.A1" office:value-type="string">
            <text:p text:style-name="P6">0</text:p>
          </table:table-cell>
          <table:table-cell table:style-name="Table2.A1" office:value-type="string">
            <text:p text:style-name="P6">1</text:p>
          </table:table-cell>
          <table:table-cell table:style-name="Table2.A1" office:value-type="string">
            <text:p text:style-name="P6">1</text:p>
          </table:table-cell>
          <table:table-cell table:style-name="Table2.A1" office:value-type="string">
            <text:p text:style-name="P6">0</text:p>
          </table:table-cell>
          <table:table-cell table:style-name="Table2.A1" office:value-type="string">
            <text:p text:style-name="P6">1</text:p>
          </table:table-cell>
          <table:table-cell table:style-name="Table2.A1" office:value-type="string">
            <text:p text:style-name="P6">1</text:p>
          </table:table-cell>
          <table:table-cell table:style-name="Table2.P1" office:value-type="string">
            <text:p text:style-name="P6">0</text:p>
          </table:table-cell>
        </table:table-row>
      </table:table>
      <text:p text:style-name="P2"/>
      <text:p text:style-name="P2"/>
      <text:p text:style-name="P2"/>
      <text:p text:style-name="P2"/>
      <text:p text:style-name="P2"/>
      <text:p text:style-name="P2"><text:tab/><text:tab/></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5">Hovercraft protocol 0.2</text:p>
      <text:p text:style-name="P2"><text:tab/></text:p>
      <text:p text:style-name="P2"/>
      <text:p text:style-name="P4">Description:</text:p>
      <text:p text:style-name="P2">One binary containing the message type and it's value will be received on PC or Hovercraft receive. The binary contains 8 bits. The 4-bits with more value in the binary will be the message type and the 4-bits with less value will be the message value. For example:</text:p>
      <text:p text:style-name="P2"/>
      <text:p text:style-name="P2">The following binary is sent from PC to Hovercraft</text:p>
      <text:p text:style-name="P2"/>
      <text:p text:style-name="P2"><text:tab/>00001100<text:tab/><text:tab/>( 12 in Dec )</text:p>
      <text:p text:style-name="P2"><text:tab/>The message is Fan Forward Speed 0000</text:p>
      <text:p text:style-name="P2"><text:tab/>The value is 1100</text:p>
      <text:p text:style-name="P5"/>
      <text:p text:style-name="P2"><text:tab/>0000 <text:tab/>Fan Forward Speed</text:p>
      <text:p text:style-name="P2"><text:tab/>0001<text:tab/>Fan Hovering Speed</text:p>
      <text:p text:style-name="P2"><text:tab/>0010<text:tab/>Ruder Direction</text:p>
      <text:p text:style-name="P2"><text:tab/>0011<text:tab/>Hovercraft Speed measured by sensors on hovercraft.</text:p>
      <text:p text:style-name="P2"><text:tab/>0100<text:tab/>Hovercraft Pressure</text:p>
      <text:p text:style-name="P2"><text:tab/>0101<text:tab/>Battery Level</text:p>
      <text:p text:style-name="P2"><text:tab/>0110<text:tab/>Connection Request? :-)</text:p>
      <text:p text:style-name="P2"><text:tab/>0111</text:p>
      <text:p text:style-name="P2"><text:tab/>1000</text:p>
      <text:p text:style-name="P2"><text:tab/>1001</text:p>
      <text:p text:style-name="P2"><text:tab/>1010</text:p>
      <text:p text:style-name="P2"><text:tab/>1011</text:p>
      <text:p text:style-name="P2"><text:tab/>1100</text:p>
      <text:p text:style-name="P2"><text:tab/>1101</text:p>
      <text:p text:style-name="P2"><text:tab/>1110</text:p>
      <text:p text:style-name="P2"><text:tab/>11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Hovercraft protocol 0.3</text:p>
      <text:p text:style-name="P2"><text:tab/></text:p>
      <text:p text:style-name="P2"/>
      <text:p text:style-name="P4">Description:</text:p>
      <text:p text:style-name="P2">There has been some discussion on increasing and decreasing the speed based on the previous version.</text:p>
      <text:p text:style-name="P2">The idea is, the user should be able to increase and decrease the fan forward speed by sending change message instead of sending the exact value. For example, if the current speed is 13, the user should be able to send the decrease message then the speed should be changed to 12.</text:p>
      <text:p text:style-name="P2">The messages will be very closed to the previous messages but for speed messages they will be changed to increase <text:s/>and decrease instead of exact value.</text:p>
      <text:p text:style-name="P2"/>
      <text:p text:style-name="P2">One binary containing the message type and it's value will be received on PC or Hovercraft receive. The binary contains 8 bits. The 4-bits with more value in the binary will be the message type and the 4-bits with less value will be the message value. For example:</text:p>
      <text:p text:style-name="P2"/>
      <text:p text:style-name="P2">The following binary is sent from PC to Hovercraft</text:p>
      <text:p text:style-name="P2"/>
      <text:p text:style-name="P2"><text:tab/>00000000<text:tab/><text:tab/>( 12 in Dec )</text:p>
      <text:p text:style-name="P2"><text:tab/>The message is Fan Forward Speed 0000</text:p>
      <text:p text:style-name="P2"><text:tab/>The value is 0000 which means increasing the fan forward speed.</text:p>
      <text:p text:style-name="P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Message</text:p>
          </table:table-cell>
          <table:table-cell table:style-name="Table3.A1" office:value-type="string">
            <text:p text:style-name="P4">Description</text:p>
          </table:table-cell>
          <table:table-cell table:style-name="Table3.A1" office:value-type="string">
            <text:p text:style-name="P8">Value</text:p>
          </table:table-cell>
          <table:table-cell table:style-name="Table3.D1" office:value-type="string">
            <text:p text:style-name="P8">Description</text:p>
          </table:table-cell>
        </table:table-row>
        <table:table-row>
          <table:table-cell table:style-name="Table3.A2" office:value-type="string">
            <text:p text:style-name="P2">0000</text:p>
          </table:table-cell>
          <table:table-cell table:style-name="Table3.A2" office:value-type="string">
            <text:p text:style-name="P2">Fan Forward Speed</text:p>
          </table:table-cell>
          <table:table-cell table:style-name="Table3.A2" office:value-type="string">
            <text:p text:style-name="P7">1 000</text:p>
          </table:table-cell>
          <table:table-cell table:style-name="Table3.D2" office:value-type="string">
            <text:p text:style-name="P7">Increasing speed</text:p>
          </table:table-cell>
        </table:table-row>
        <table:table-row>
          <table:table-cell table:style-name="Table3.A2" office:value-type="string">
            <text:p text:style-name="P7"/>
          </table:table-cell>
          <table:table-cell table:style-name="Table3.A2" office:value-type="string">
            <text:p text:style-name="P7"/>
          </table:table-cell>
          <table:table-cell table:style-name="Table3.A2" office:value-type="string">
            <text:p text:style-name="P7">1 001</text:p>
          </table:table-cell>
          <table:table-cell table:style-name="Table3.D2" office:value-type="string">
            <text:p text:style-name="P7">Decreasing speed</text:p>
          </table:table-cell>
        </table:table-row>
        <table:table-row>
          <table:table-cell table:style-name="Table3.A2" office:value-type="string">
            <text:p text:style-name="P7"/>
          </table:table-cell>
          <table:table-cell table:style-name="Table3.A2" office:value-type="string">
            <text:p text:style-name="P7"/>
          </table:table-cell>
          <table:table-cell table:style-name="Table3.A2" office:value-type="string">
            <text:p text:style-name="P7">0000 - 0111</text:p>
          </table:table-cell>
          <table:table-cell table:style-name="Table3.D2" office:value-type="string">
            <text:p text:style-name="P7">Set speed to 0 – 7 in Scale.</text:p>
          </table:table-cell>
        </table:table-row>
        <table:table-row>
          <table:table-cell table:style-name="Table3.A2" office:value-type="string">
            <text:p text:style-name="P2">0001</text:p>
          </table:table-cell>
          <table:table-cell table:style-name="Table3.A2" office:value-type="string">
            <text:p text:style-name="P2">Fan Hovering Speed</text:p>
          </table:table-cell>
          <table:table-cell table:style-name="Table3.A2" office:value-type="string">
            <text:p text:style-name="P7">1 000</text:p>
          </table:table-cell>
          <table:table-cell table:style-name="Table3.D2" office:value-type="string">
            <text:p text:style-name="P7">Increasing speed</text:p>
          </table:table-cell>
        </table:table-row>
        <table:table-row>
          <table:table-cell table:style-name="Table3.A2" office:value-type="string">
            <text:p text:style-name="P7"/>
          </table:table-cell>
          <table:table-cell table:style-name="Table3.A2" office:value-type="string">
            <text:p text:style-name="P7"/>
          </table:table-cell>
          <table:table-cell table:style-name="Table3.A2" office:value-type="string">
            <text:p text:style-name="P7">1 001</text:p>
          </table:table-cell>
          <table:table-cell table:style-name="Table3.D2" office:value-type="string">
            <text:p text:style-name="P7">Decreasing speed</text:p>
          </table:table-cell>
        </table:table-row>
        <table:table-row>
          <table:table-cell table:style-name="Table3.A2" office:value-type="string">
            <text:p text:style-name="P7"/>
          </table:table-cell>
          <table:table-cell table:style-name="Table3.A2" office:value-type="string">
            <text:p text:style-name="P7"/>
          </table:table-cell>
          <table:table-cell table:style-name="Table3.A2" office:value-type="string">
            <text:p text:style-name="P7">0000 - 0111</text:p>
          </table:table-cell>
          <table:table-cell table:style-name="Table3.D2" office:value-type="string">
            <text:p text:style-name="P7">Set speed to 0 – 7 in Scale.</text:p>
          </table:table-cell>
        </table:table-row>
        <table:table-row>
          <table:table-cell table:style-name="Table3.A2" office:value-type="string">
            <text:p text:style-name="P2">0010</text:p>
          </table:table-cell>
          <table:table-cell table:style-name="Table3.A2" office:value-type="string">
            <text:p text:style-name="P2">Ruder Direction</text:p>
          </table:table-cell>
          <table:table-cell table:style-name="Table3.A2" office:value-type="string">
            <text:p text:style-name="P7">0000</text:p>
          </table:table-cell>
          <table:table-cell table:style-name="Table3.D2" office:value-type="string">
            <text:p text:style-name="P7">Close </text:p>
          </table:table-cell>
        </table:table-row>
        <table:table-row>
          <table:table-cell table:style-name="Table3.A2" office:value-type="string">
            <text:p text:style-name="P7"/>
          </table:table-cell>
          <table:table-cell table:style-name="Table3.A2" office:value-type="string">
            <text:p text:style-name="P7"/>
          </table:table-cell>
          <table:table-cell table:style-name="Table3.A2" office:value-type="string">
            <text:p text:style-name="P7">0001</text:p>
          </table:table-cell>
          <table:table-cell table:style-name="Table3.D2" office:value-type="string">
            <text:p text:style-name="P7">Hard Left</text:p>
          </table:table-cell>
        </table:table-row>
        <table:table-row>
          <table:table-cell table:style-name="Table3.A2" office:value-type="string">
            <text:p text:style-name="P7"/>
          </table:table-cell>
          <table:table-cell table:style-name="Table3.A2" office:value-type="string">
            <text:p text:style-name="P7"/>
          </table:table-cell>
          <table:table-cell table:style-name="Table3.A2" office:value-type="string">
            <text:p text:style-name="P7">0010</text:p>
          </table:table-cell>
          <table:table-cell table:style-name="Table3.D2" office:value-type="string">
            <text:p text:style-name="P7">Soft! Left</text:p>
          </table:table-cell>
        </table:table-row>
        <table:table-row>
          <table:table-cell table:style-name="Table3.A2" office:value-type="string">
            <text:p text:style-name="P7"/>
          </table:table-cell>
          <table:table-cell table:style-name="Table3.A2" office:value-type="string">
            <text:p text:style-name="P7"/>
          </table:table-cell>
          <table:table-cell table:style-name="Table3.A2" office:value-type="string">
            <text:p text:style-name="P7">0011</text:p>
          </table:table-cell>
          <table:table-cell table:style-name="Table3.D2" office:value-type="string">
            <text:p text:style-name="P7">Forward</text:p>
          </table:table-cell>
        </table:table-row>
        <table:table-row>
          <table:table-cell table:style-name="Table3.A2" office:value-type="string">
            <text:p text:style-name="P7"/>
          </table:table-cell>
          <table:table-cell table:style-name="Table3.A2" office:value-type="string">
            <text:p text:style-name="P7"/>
          </table:table-cell>
          <table:table-cell table:style-name="Table3.A2" office:value-type="string">
            <text:p text:style-name="P7">0100</text:p>
          </table:table-cell>
          <table:table-cell table:style-name="Table3.D2" office:value-type="string">
            <text:p text:style-name="P7">Soft Right</text:p>
          </table:table-cell>
        </table:table-row>
        <table:table-row>
          <table:table-cell table:style-name="Table3.A2" office:value-type="string">
            <text:p text:style-name="P7"/>
          </table:table-cell>
          <table:table-cell table:style-name="Table3.A2" office:value-type="string">
            <text:p text:style-name="P7"/>
          </table:table-cell>
          <table:table-cell table:style-name="Table3.A2" office:value-type="string">
            <text:p text:style-name="P7">0101</text:p>
          </table:table-cell>
          <table:table-cell table:style-name="Table3.D2" office:value-type="string">
            <text:p text:style-name="P7">Hard Right</text:p>
          </table:table-cell>
        </table:table-row>
        <table:table-row>
          <table:table-cell table:style-name="Table3.A2" office:value-type="string">
            <text:p text:style-name="P2">0011</text:p>
          </table:table-cell>
          <table:table-cell table:style-name="Table3.A2" office:value-type="string">
            <text:p text:style-name="P2">Hovercraft Speed measured by sensors on hovercraft.</text:p>
          </table:table-cell>
          <table:table-cell table:style-name="Table3.A2" office:value-type="string">
            <text:p text:style-name="P7">0000 - 1111</text:p>
          </table:table-cell>
          <table:table-cell table:style-name="Table3.D2" office:value-type="string">
            <text:p text:style-name="P7">The speed is 0 - 16</text:p>
          </table:table-cell>
        </table:table-row>
        <table:table-row>
          <table:table-cell table:style-name="Table3.A2" office:value-type="string">
            <text:p text:style-name="P2">0100</text:p>
          </table:table-cell>
          <table:table-cell table:style-name="Table3.A2" office:value-type="string">
            <text:p text:style-name="P2">Hovercraft Pressure</text:p>
          </table:table-cell>
          <table:table-cell table:style-name="Table3.A2" office:value-type="string">
            <text:p text:style-name="P7">0000 - 1111</text:p>
          </table:table-cell>
          <table:table-cell table:style-name="Table3.D2" office:value-type="string">
            <text:p text:style-name="P7">The pressure is 0 - 16</text:p>
          </table:table-cell>
        </table:table-row>
        <table:table-row>
          <table:table-cell table:style-name="Table3.A2" office:value-type="string">
            <text:p text:style-name="P2">0101</text:p>
          </table:table-cell>
          <table:table-cell table:style-name="Table3.A2" office:value-type="string">
            <text:p text:style-name="P2">Battery Level</text:p>
          </table:table-cell>
          <table:table-cell table:style-name="Table3.A2" office:value-type="string">
            <text:p text:style-name="P7">0000 - <text:soft-page-break/>1111</text:p>
          </table:table-cell>
          <table:table-cell table:style-name="Table3.D2" office:value-type="string">
            <text:p text:style-name="P7">The speed is 0 - 16</text:p>
          </table:table-cell>
        </table:table-row>
        <table:table-row>
          <table:table-cell table:style-name="Table3.A2" office:value-type="string">
            <text:p text:style-name="P2">0110</text:p>
          </table:table-cell>
          <table:table-cell table:style-name="Table3.A2" office:value-type="string">
            <text:p text:style-name="P2">Connection Request <text:s/>!!!??? :-)</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2">0111</text:p>
          </table:table-cell>
          <table:table-cell table:style-name="Table3.A2" office:value-type="string">
            <text:p text:style-name="P2">-</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2">1000</text:p>
          </table:table-cell>
          <table:table-cell table:style-name="Table3.A2" office:value-type="string">
            <text:p text:style-name="P2"/>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2">1001</text:p>
          </table:table-cell>
          <table:table-cell table:style-name="Table3.A2" office:value-type="string">
            <text:p text:style-name="P2"/>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2">1010</text:p>
          </table:table-cell>
          <table:table-cell table:style-name="Table3.A2" office:value-type="string">
            <text:p text:style-name="P2"/>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2">1011</text:p>
          </table:table-cell>
          <table:table-cell table:style-name="Table3.A2" office:value-type="string">
            <text:p text:style-name="P2"/>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2">1100</text:p>
          </table:table-cell>
          <table:table-cell table:style-name="Table3.A2" office:value-type="string">
            <text:p text:style-name="P2"/>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2">1101</text:p>
          </table:table-cell>
          <table:table-cell table:style-name="Table3.A2" office:value-type="string">
            <text:p text:style-name="P2"/>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2">1110</text:p>
          </table:table-cell>
          <table:table-cell table:style-name="Table3.A2" office:value-type="string">
            <text:p text:style-name="P2"/>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2">1111</text:p>
          </table:table-cell>
          <table:table-cell table:style-name="Table3.A2" office:value-type="string">
            <text:p text:style-name="P2"/>
          </table:table-cell>
          <table:table-cell table:style-name="Table3.A2" office:value-type="string">
            <text:p text:style-name="P7"/>
          </table:table-cell>
          <table:table-cell table:style-name="Table3.D2" office:value-type="string">
            <text:p text:style-name="P7"/>
          </table:table-cell>
        </table:table-row>
      </table:table>
      <text:p text:style-name="P2"><text:s/></text:p>
      <text:p text:style-name="P3"/>
      <text:p text:style-name="P2"><text:tab/><text:tab/></text:p>
      <text:p text:style-name="P2"><text:tab/></text:p>
      <text:p text:style-name="P2"><text:tab/><text:tab/></text:p>
      <text:p text:style-name="P2"><text:tab/><text:tab/></text:p>
      <text:p text:style-name="P2"><text:tab/></text:p>
      <text:p text:style-name="P2"><text:tab/></text:p>
      <text:p text:style-name="P11"><text:span text:style-name="T3">The document is uploaded on the project wiki :</text:span></text:p>
      <text:p text:style-name="P11"><text:a xlink:type="simple" xlink:href="http://129.16.157.207/redmine/projects/semb2012/wiki/Communication_Protocol_for_sending_and_receiving_on_Hovercraft_and_PC">http://129.16.157.207/redmine/projects/semb2012/wiki/Communication_Protocol_for_sending_and_receiving_on_Hovercraft_and_PC</text:a></text:p>
      <text:p text:style-name="P11"><text:span text:style-name="T3"/></text:p>
      <text:p text:style-name="P2"><text:tab/></text:p>
      <text:p text:style-name="P2"><text:tab/></text:p>
      <text:p text:style-name="P2"><text:tab/></text:p>
      <text:p text:style-name="P2"><text:tab/></text:p>
      <text:p text:style-name="P2"><text:tab/></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r </meta:initial-creator>
    <meta:creation-date>2012-03-24T20:06:20</meta:creation-date>
    <dc:date>2012-04-01T13:17:22</dc:date>
    <dc:creator>Amir </dc:creator>
    <meta:editing-duration>PT21H12M18S</meta:editing-duration>
    <meta:editing-cycles>12</meta:editing-cycles>
    <meta:generator>LibreOffice/3.4$Unix LibreOffice_project/340m1$Build-402</meta:generator>
    <meta:document-statistic meta:table-count="3" meta:image-count="0" meta:object-count="0" meta:page-count="9" meta:paragraph-count="169" meta:word-count="889" meta:character-count="4906" meta:non-whitespace-character-count="4094"/>
  </office:meta>
</office:document-meta>
</file>